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16" calcext:value-type="date">
            <text:p>16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0]; &quot;Yes&quot;)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0])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09677419354839" calcext:value-type="percentage">
            <text:p>71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80" calcext:value-type="float">
            <text:p>80</text:p>
          </table:table-cell>
          <table:table-cell table:formula="of:=IF([.E1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60" calcext:value-type="float">
            <text:p>6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5" calcext:value-type="date">
            <text:p>15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3" office:value-type="date" office:date-value="2014-10-14" calcext:value-type="date">
            <text:p>14/10/14</text:p>
          </table:table-cell>
          <table:table-cell table:style-name="ce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5" office:value-type="string" calcext:value-type="string">
            <text:p>DT26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Resource update subscription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E42]=100;&quot;Yes&quot;;&quot;No&quot;)" office:value-type="string" office:string-value="No" calcext:value-type="string">
            <text:p>No</text:p>
          </table:table-cell>
          <table:table-cell table:style-name="ce5" table:number-columns-repeated="2"/>
          <table:table-cell table:style-name="ce6" office:value-type="string" calcext:value-type="string">
            <text:p>Removed from scope</text:p>
          </table:table-cell>
          <table:table-cell table:style-name="ce5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9" calcext:value-type="float">
            <text:p>9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8] / [.B17])" office:value-type="percentage" office:value="0.709677419354839" calcext:value-type="percentage">
            <text:p>71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09:47:25.184840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16T12:13:08.351347993</dc:date>
    <meta:editing-duration>PT9H41M3S</meta:editing-duration>
    <meta:editing-cycles>31</meta:editing-cycles>
    <meta:generator>LibreOffice/4.2.6.3$Linux_X86_64 LibreOffice_project/420$Build-3</meta:generator>
    <meta:document-statistic meta:table-count="4" meta:cell-count="10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1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1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